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ed2"/>
    </style:style>
    <style:style style:name="P2" style:family="paragraph" style:parent-style-name="Standard">
      <style:text-properties officeooo:paragraph-rsid="000aed85"/>
    </style:style>
    <style:style style:name="T1" style:family="text">
      <style:text-properties officeooo:rsid="00092370"/>
    </style:style>
    <style:style style:name="T2" style:family="text">
      <style:text-properties officeooo:rsid="0009fed2"/>
    </style:style>
    <style:style style:name="T3" style:family="text">
      <style:text-properties officeooo:rsid="000aed85"/>
    </style:style>
    <style:style style:name="T4" style:family="text">
      <style:text-properties officeooo:rsid="000cc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<text:span text:style-name="T1">Emergency monitoring system often fail to active the early warning system because during the initial states of emergency situation; the </text:span><text:span text:style-name="T2">infrastructure of the areas including electricity, network (internet) connection …; might already be destroyed which make the system cannot exchange data with the main server; where data were processing and analyze, prediction was made before send back to the embedded nodes to active the </text:span><text:span text:style-name="T1">warning system. </text:span><text:span text:style-name="T2">Such disruption in data transfer has caused many early warning systems failed to active at the most needed moment, </text:span><text:span text:style-name="T3">causing the lost of many human live, damage many other properties, facilities … which could have been save if </text:span><text:span text:style-name="T2">early warning </text:span><text:span text:style-name="T3">system has been able to accomplish their mission. There a need for cutting the disruption, making edge embedded nodes become more independent/resilient.</text:span></text:p>
      <text:p text:style-name="P1"/>
      <text:p text:style-name="P2">- <text:span text:style-name="T2">By implementing ML/DL on local edge embedded nodes, all of that </text:span><text:span text:style-name="T3">disruption could be eliminated as all of </text:span><text:span text:style-name="T2">workload; data processing and </text:span><text:span text:style-name="T3">making </text:span><text:span text:style-name="T2">prediction; could be perform</text:span><text:span text:style-name="T3">ed by the local nodes.</text:span></text:p>
      <text:p text:style-name="P2"/>
      <text:p text:style-name="P2"><text:span text:style-name="T2">- </text:span><text:span text:style-name="T3">Current state-of-the-art of implementing ML/DL on resource constraint embedded systems are…</text:span><text:span text:style-name="T4">limit:</text:span></text:p>
      <text:p text:style-name="P2"/>
      <text:p text:style-name="P2"><text:span text:style-name="T4">+ </text:span>Neural models lacking for non-ARM micros. ESP8266/ESP32</text:p>
      <text:p text:style-name="P2"><text:span text:style-name="T4">+ </text:span>Non-neural models missing inference engines designed for microcontrollers</text:p>
      <text:p text:style-name="P2"><text:span text:style-name="T4">+ </text:span>"Small DNN" work mostly on computer vision for mobile phones (model size 1000x of uC)</text:p>
      <text:p text:style-name="P2"><text:span text:style-name="T4">+ </text:span>Few/no pretrained models available. Transfer learning little explored?</text:p>
      <text:p text:style-name="P2"><text:span text:style-name="T4">+ </text:span>Very little documentation of entire development process. From planning, data aquisition, model design</text:p>
      <text:p text:style-name="P2"><text:span text:style-name="T4">+ </text:span>Best practices underdocumented (or underdeveloped?)</text:p>
      <text:p text:style-name="P2"/>
      <text:p text:style-name="P2"><text:span text:style-name="T2">- </text:span><text:span text:style-name="T3">Works need to be done:</text:span></text:p>
      <text:p text:style-name="P2"><text:span text:style-name="T3">+ </text:span><text:span text:style-name="T4">faster</text:span><text:span text:style-name="T3"> speed, </text:span><text:span text:style-name="T4">better </text:span><text:span text:style-name="T3">accuracy of the models which run on embedded systems.</text:span></text:p>
      <text:p text:style-name="P2"><text:span text:style-name="T3">+ Learning transfer from pre-trained</text:span><text:span text:style-name="T2"> </text:span><text:span text:style-name="T3">models to models on embedded systems.</text:span></text:p>
      <text:p text:style-name="P2"><text:span text:style-name="T4">+ </text:span>Power saving, Smaller models. Cheaper MCU, or bigger problems.</text:p>
      <text:p text:style-name="P2"><text:span text:style-name="T4">+ </text:span>Better user experience, new use cases</text:p>
      <text:p text:style-name="P2"><text:span text:style-name="T4">+ </text:span>Solve a concrete use case. Easier to deploy similar use cases</text:p>
      <text:p text:style-name="P2"><text:span text:style-name="T4">+ </text:span>Comparison between approaches. Microcontroller, ML model</text:p>
      <text:p text:style-name="P2"><text:span text:style-name="T4">+ </text:span>Libraries or tools. Lower time to market, enable more developers</text:p>
      <text:p text:style-name="P2"><text:span text:style-name="T2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12:01:30.691666830</meta:creation-date>
    <dc:date>2025-07-27T12:40:44.644564883</dc:date>
    <meta:editing-duration>PT2M57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312" meta:character-count="2039" meta:non-whitespace-character-count="1743"/>
  </office:meta>
</office:document-meta>
</file>